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792d" officeooo:paragraph-rsid="000e792d"/>
    </style:style>
    <style:style style:name="P2" style:family="paragraph" style:parent-style-name="Standard">
      <style:text-properties officeooo:rsid="00105f73" officeooo:paragraph-rsid="000e792d"/>
    </style:style>
    <style:style style:name="P3" style:family="paragraph" style:parent-style-name="Standard">
      <style:text-properties officeooo:rsid="0010edbb" officeooo:paragraph-rsid="0010edbb"/>
    </style:style>
    <style:style style:name="T1" style:family="text">
      <style:text-properties officeooo:rsid="00112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to/ Histórico sobre mim</text:p>
      <text:p text:style-name="P3">Um sonho muito real</text:p>
      <text:p text:style-name="P3"/>
      <text:p text:style-name="P3">Eu em estado de sono profundo, sonhava que tinha levantado da cama e me preparava para ir ao trabalho, me troquei, escovei os dentes e fui trabalhar, chegando no trabalho conversei com os amigos, passei o cartão e tive um dia de trabalho muito produtivo, novamente passei o cartão para ir embora para casa e chegando em casa eu tive uma sensação que estava caindo de um lugar bem alto , parecia um queda livre <text:s/>sem paraquedas, senti uma sensação de frio na barriga e no momemto que estava chegando no chão eu acordei, <text:span text:style-name="T1">havia</text:span> perdido a hora do trabalho, meu chefe tinha mandado inumeras mensagens perguntando se eu não iria trabalha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31:47.059174467</meta:creation-date>
    <dc:date>2019-10-24T20:46:51.817495069</dc:date>
    <meta:editing-duration>PT4H13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20" meta:character-count="676" meta:non-whitespace-character-count="558"/>
  </office:meta>
</office:document-meta>
</file>